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0000000201924C25996B7DF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1e9f5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  <style:text-properties officeooo:paragraph-rsid="0004d503"/>
    </style:style>
    <style:style style:name="P4" style:family="paragraph" style:parent-style-name="Heading_20_2">
      <style:text-properties officeooo:paragraph-rsid="0004d503"/>
    </style:style>
    <style:style style:name="P5" style:family="paragraph" style:parent-style-name="Heading_20_2">
      <style:paragraph-properties fo:text-align="center" style:justify-single-word="false"/>
      <style:text-properties officeooo:rsid="0006b2b2" officeooo:paragraph-rsid="0006b2b2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Text_20_body">
      <style:paragraph-properties fo:text-align="end" style:justify-single-word="false"/>
      <style:text-properties officeooo:rsid="0002f5eb" officeooo:paragraph-rsid="0002f5eb"/>
    </style:style>
    <style:style style:name="P8" style:family="paragraph" style:parent-style-name="Text_20_body">
      <style:text-properties officeooo:rsid="0002f5eb" officeooo:paragraph-rsid="000416f0"/>
    </style:style>
    <style:style style:name="P9" style:family="paragraph" style:parent-style-name="Text_20_body">
      <style:text-properties officeooo:paragraph-rsid="0004d503"/>
    </style:style>
    <style:style style:name="P10" style:family="paragraph" style:parent-style-name="Text_20_body">
      <style:paragraph-properties fo:text-align="justify" style:justify-single-word="false"/>
      <style:text-properties officeooo:rsid="0004d503" officeooo:paragraph-rsid="0004d503"/>
    </style:style>
    <style:style style:name="P11" style:family="paragraph" style:parent-style-name="Text_20_body">
      <style:paragraph-properties fo:text-align="justify" style:justify-single-word="false"/>
      <style:text-properties officeooo:rsid="0006afe8" officeooo:paragraph-rsid="0006afe8"/>
    </style:style>
    <style:style style:name="P12" style:family="paragraph" style:parent-style-name="Text_20_body">
      <style:paragraph-properties fo:text-align="end" style:justify-single-word="false"/>
      <style:text-properties officeooo:rsid="0006b2b2" officeooo:paragraph-rsid="0006b2b2"/>
    </style:style>
    <style:style style:name="P13" style:family="paragraph" style:parent-style-name="Text_20_body">
      <style:paragraph-properties fo:text-align="center" style:justify-single-word="false"/>
      <style:text-properties officeooo:rsid="0006b2b2" officeooo:paragraph-rsid="0006b2b2"/>
    </style:style>
    <style:style style:name="P14" style:family="paragraph" style:parent-style-name="Text_20_body">
      <style:text-properties officeooo:paragraph-rsid="000844f3"/>
    </style:style>
    <style:style style:name="P15" style:family="paragraph" style:parent-style-name="Text_20_body">
      <style:text-properties officeooo:paragraph-rsid="0009db2a"/>
    </style:style>
    <style:style style:name="P16" style:family="paragraph" style:parent-style-name="Text_20_body">
      <style:text-properties officeooo:rsid="0009db2a" officeooo:paragraph-rsid="0009db2a"/>
    </style:style>
    <style:style style:name="P17" style:family="paragraph" style:parent-style-name="Text_20_body">
      <style:text-properties officeooo:rsid="0009db2a" officeooo:paragraph-rsid="000bbc20"/>
    </style:style>
    <style:style style:name="P18" style:family="paragraph" style:parent-style-name="Text_20_body">
      <style:text-properties officeooo:rsid="000b7ca2" officeooo:paragraph-rsid="000b7ca2"/>
    </style:style>
    <style:style style:name="P19" style:family="paragraph" style:parent-style-name="Text_20_body">
      <style:text-properties officeooo:paragraph-rsid="000bbc20"/>
    </style:style>
    <style:style style:name="P20" style:family="paragraph" style:parent-style-name="Text_20_body">
      <style:text-properties officeooo:paragraph-rsid="000d7c5b"/>
    </style:style>
    <style:style style:name="P21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d7c5b"/>
    </style:style>
    <style:style style:name="P22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0d7c5b" officeooo:paragraph-rsid="000d7c5b"/>
    </style:style>
    <style:style style:name="P23" style:family="paragraph" style:parent-style-name="Text_20_body">
      <style:paragraph-properties fo:margin-top="0in" fo:margin-bottom="0in" loext:contextual-spacing="false"/>
      <style:text-properties officeooo:paragraph-rsid="000d7c5b"/>
    </style:style>
    <style:style style:name="P24" style:family="paragraph" style:parent-style-name="Heading_20_2">
      <style:paragraph-properties fo:text-align="center" style:justify-single-word="false"/>
      <style:text-properties style:font-name="Liberation Serif" fo:font-size="18pt" fo:font-weight="bold" officeooo:rsid="0009db2a" officeooo:paragraph-rsid="0009db2a" style:font-name-asian="Noto Serif CJK SC" style:font-size-asian="18pt" style:font-weight-asian="bold" style:font-name-complex="Lohit Devanagari" style:font-size-complex="18pt" style:font-weight-complex="bold"/>
    </style:style>
    <style:style style:name="P25" style:family="paragraph" style:parent-style-name="Heading_20_2">
      <style:paragraph-properties fo:text-align="center" style:justify-single-word="false"/>
      <style:text-properties officeooo:rsid="0001e9f5" officeooo:paragraph-rsid="0001e9f5"/>
    </style:style>
    <style:style style:name="P26" style:family="paragraph" style:parent-style-name="Heading_20_3">
      <style:text-properties officeooo:paragraph-rsid="0009db2a"/>
    </style:style>
    <style:style style:name="P27" style:family="paragraph" style:parent-style-name="Heading_20_3">
      <style:paragraph-properties fo:text-align="start" style:justify-single-word="false"/>
      <style:text-properties style:font-name="Liberation Sans" fo:font-size="14.1000003814697pt" fo:font-weight="bold" officeooo:rsid="000d7c5b" officeooo:paragraph-rsid="000d7c5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8" style:family="paragraph" style:parent-style-name="Text_20_body">
      <style:paragraph-properties fo:text-align="start" style:justify-single-word="false"/>
      <style:text-properties style:font-name="Liberation Sans" fo:font-size="14.1000003814697pt" fo:font-weight="bold" officeooo:rsid="000d7c5b" officeooo:paragraph-rsid="000d7c5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9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d7c5b"/>
    </style:style>
    <style:style style:name="P30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f894c"/>
    </style:style>
    <style:style style:name="T1" style:family="text">
      <style:text-properties officeooo:rsid="0004d50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1e9f5"/>
    </style:style>
    <style:style style:name="T4" style:family="text">
      <style:text-properties officeooo:rsid="0009db2a"/>
    </style:style>
    <style:style style:name="T5" style:family="text">
      <style:text-properties style:font-name="Liberation Sans" fo:font-size="14.1000003814697pt" fo:font-weight="bold" officeooo:rsid="0009db2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officeooo:rsid="000b7ca2"/>
    </style:style>
    <style:style style:name="T7" style:family="text">
      <style:text-properties officeooo:rsid="000bbc20"/>
    </style:style>
    <style:style style:name="T8" style:family="text">
      <style:text-properties officeooo:rsid="000d7c5b"/>
    </style:style>
    <style:style style:name="T9" style:family="text">
      <style:text-properties officeooo:rsid="000f894c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3.0902in" svg:y="4.0945in" svg:width="2.3335in" svg:height="2.3335in" draw:z-index="0">
        <draw:image xlink:href="Pictures/1000020100000020000000201924C25996B7DFD7.png" xlink:type="simple" xlink:show="embed" xlink:actuate="onLoad" loext:mime-type="image/png"/>
      </draw:frame>
      <text:h text:style-name="P6" text:outline-level="1"/>
      <text:h text:style-name="P6" text:outline-level="1"/>
      <text:h text:style-name="P6" text:outline-level="1"/>
      <text:h text:style-name="P6" text:outline-level="1"><text:span text:style-name="T2">XbtZmen</text:span><text:span text:style-name="T3">á</text:span><text:span text:style-name="T2">re</text:span><text:span text:style-name="T3">ň</text:span></text:h>
      <text:p text:style-name="Text_20_body"/>
      <text:p text:style-name="Text_20_body"/>
      <text:h text:style-name="Heading_20_2" text:outline-level="2"/>
      <text:p text:style-name="Text_20_body"/>
      <text:p text:style-name="Text_20_body"/>
      <text:p text:style-name="Text_20_body"/>
      <text:p text:style-name="Text_20_body"/>
      <text:h text:style-name="P1" text:outline-level="2"/>
      <text:h text:style-name="P1" text:outline-level="2"/>
      <text:h text:style-name="P1" text:outline-level="2"/>
      <text:p text:style-name="P8">Ján Gajdica</text:p>
      <text:p text:style-name="P8"><text:a xlink:type="simple" xlink:href="mailto:jan.gajdica@gmail.com" text:style-name="Internet_20_link" text:visited-style-name="Visited_20_Internet_20_Link">jan.gajdica@gmail.com</text:a></text:p>
      <text:p text:style-name="P7">27. 12. 2020</text:p>
      <text:p text:style-name="P12">v0.7.0</text:p>
      <text:h text:style-name="P25" text:outline-level="2"><text:bookmark text:name="user-content-zhrnutie"/><text:soft-page-break/>Obsah</text:h>
      <text:p text:style-name="P10"/>
      <text:p text:style-name="P10">Zhrnutie …………………………………………………………..………………………………… 3</text:p>
      <text:p text:style-name="P11">Charakteristika podniku ……………………………………………………..……………………… 3</text:p>
      <text:p text:style-name="P11">Popis služby ……………………………………………………………………………………...…. 3</text:p>
      <text:p text:style-name="Text_20_body">Odvetvie a ekologizácia …………………………………………………………………………….. <text:span text:style-name="T8">4</text:span></text:p>
      <text:p text:style-name="Text_20_body">Marketing ………………………………………………………………………………………….... <text:span text:style-name="T8">4</text:span></text:p>
      <text:p text:style-name="P20">Riadenie podniku, ľudské zdroje ………………………………………………………………….... <text:span text:style-name="T8">4</text:span></text:p>
      <text:p text:style-name="P20">Príležitosť na trhu ………………………………………………………………………………....... <text:span text:style-name="T8">4</text:span></text:p>
      <text:p text:style-name="Text_20_body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p text:style-name="Text_20_body"/>
      <text:h text:style-name="P2" text:outline-level="2"><text:soft-page-break/></text:h>
      <text:h text:style-name="P2" text:outline-level="2"><text:span text:style-name="T1">Z</text:span>hrnutie</text:h>
      <text:p text:style-name="P9">Zámerom je založenie <text:span text:style-name="T1">najrýchlejšej </text:span>slovenskej burzy virtuálnych mien so službou elektronickej peňaženky.</text:p>
      <text:h text:style-name="P3" text:outline-level="2">Charakteristika podniku</text:h>
      <text:p text:style-name="P19">Podnik by mal formu s.r.o., bol by platcom DPH, činnosťou by bolo poskytovanie služieb zmenárne virtuálnej meny a poskytovanie služieb peňaženky virtuálnej meny (82a a 82b v prílohe 2 zákona 455/1991) <text:span text:style-name="T4">Podnik bude musieť spĺňať AML legislatívu - outsourcing?</text:span></text:p>
      <text:h text:style-name="P5" text:outline-level="2"><text:bookmark text:name="user-content-charakteristika-produktu"/>Popis služby</text:h>
      <text:p text:style-name="P13"/>
      <text:h text:style-name="P26" text:outline-level="3">Krátka história a popis služby</text:h>
      <text:p text:style-name="P16">Služby peňaženiek virtuálnych mien aj zmenární virtuálnych mien za fiat meny budú v blízkej budúcnosti potrebné aby sa zvýšila adopcia týchto virtuálnych mien, najmä Bitcoinu. V súčasnosti existujú rôzne zmenárne avšak <text:span text:style-name="T6">nepodporujú slovenský jazyk alebo <text:s/>neposkytujú služby peňaženky.</text:span></text:p>
      <text:p text:style-name="P17">Produktom pre zákazníkov by bolo čo najjednoduchšie rozhranie na obchodovanie na burze virtuálnych mien umožňujúce okamžitý nákup a predaj virtuálnych mien ako aj zadávanie objednávok na nákup a predaj za určitú cenu. Ďalšou funkcionalitou je vkladanie a výber virtuálnych mien a aj eur a to prostredníctvom bankového prevodu. Okrem toho bude zákazníkom k dispozícii automatizovaný systém tvorby portfólia. </text:p>
      <text:h text:style-name="P26" text:outline-level="3">Inovatívnosť služby</text:h>
      <text:p text:style-name="P18">Táto zmenáreň by poskytovala po počiatočnej registrácii real-time nákupy, predaje, vklady aj výbery <text:s/>virtuálnych mien, v súčasnosti (?v0.7.0) sa jedná o meny: Bitcoin, Litecoin a Dogecoin.</text:p>
      <text:h text:style-name="P26" text:outline-level="3">Životný cyklus služby</text:h>
      <text:p text:style-name="P15">?</text:p>
      <text:h text:style-name="P26" text:outline-level="3">Odlišnosť od konkurenčných produktov</text:h>
      <text:p text:style-name="P18">Od konkurencie sa táto zmenáreň odlišuje lokalizáciou do slovenského jazyka a real-time operáciami <text:span text:style-name="T7">s virtuálnou menou.</text:span></text:p>
      <text:h text:style-name="P26" text:outline-level="3"><text:soft-page-break/>Súčasný stav služby <text:span text:style-name="T5">a </text:span>jej želaný stav</text:h>
      <text:p text:style-name="P18">V súčasnosti prebieha skúšobné nasadenie na testnetoch. Želané je nasadenie na produkčný server a postupné pridávanie viacerých virtuálnych mien (ETH, XLM, ZRX...)</text:p>
      <text:h text:style-name="P26" text:outline-level="3">Aktivity na nasledujúce obdobie</text:h>
      <text:p text:style-name="P18">Dopísať automatizované testy kódu, spojazdnit produkčný server.</text:p>
      <text:p text:style-name="P9"/>
      <text:h text:style-name="P3" text:outline-level="2"><text:bookmark text:name="user-content-odvetvie-a-ekologizácia"/>Odvetvie a ekologizácia</text:h>
      <text:p text:style-name="P9">? Experimentálna kapitalistická technológia</text:p>
      <text:h text:style-name="P3" text:outline-level="2"><text:bookmark text:name="user-content-marketing"/>Marketing</text:h>
      <text:p text:style-name="P14">? Multi level marketing s použitím existujúcej siete predajcov v oblasti financií ? </text:p>
      <text:p text:style-name="P14">Google ads</text:p>
      <text:h text:style-name="P3" text:outline-level="2"><text:bookmark text:name="user-content-riadenie-podniku-ľudské-zdroje"/>Riadenie podniku, ľudské zdroje</text:h>
      <text:p text:style-name="P9">Burza si bude vyžadovať neustály dohľad správcu - market makera - ktorý bude zabezpečovať likviditu.</text:p>
      <text:h text:style-name="P2" text:outline-level="2"><text:bookmark text:name="BPlan-Opportunity"/>Príležitosť na trhu</text:h>
      <text:p text:style-name="Text_20_body"/>
      <text:h text:style-name="Heading_20_3" text:outline-level="3"><text:bookmark text:name="user-content-finančné-údaje"/>Finančné údaje</text:h>
      <text:p text:style-name="P21">Podnikanie si bude vyžadovať počiatočnú investíciu do servera - 2000 eur </text:p>
      <text:p text:style-name="P21"><text:span text:style-name="T8">Ď</text:span>alej mesačné výdaje: </text:p>
      <text:p text:style-name="P21"><text:tab/>Nájom priestorov - 100 eur </text:p>
      <text:p text:style-name="P30"><text:tab/><text:span text:style-name="T9">Google ads</text:span> - 100 eur </text:p>
      <text:p text:style-name="P21"><text:tab/>Internetové pripojenie - 50 eur </text:p>
      <text:p text:style-name="P21"><text:tab/>Vedenie bankového účtu - 5 eur </text:p>
      <text:p text:style-name="P21"><text:tab/>AML compliance - 25 eur </text:p>
      <text:p text:style-name="P21"/>
      <text:p text:style-name="P21"/>
      <text:p text:style-name="P21"/>
      <text:p text:style-name="P21"/>
      <text:p text:style-name="P21"><text:soft-page-break/></text:p>
      <text:p text:style-name="P21">Predpokladané mesačné príjmy: </text:p>
      <text:p text:style-name="P21"><text:span text:style-name="T8"><text:tab/>1</text:span>0 zákazníkov denne</text:p>
      <text:p text:style-name="P21"><text:tab/>každý vloží priemerne <text:span text:style-name="T9">10</text:span>0 eur</text:p>
      <text:p text:style-name="P21"><text:tab/>Marža 2% =<text:span text:style-name="T8">&gt;</text:span> <text:span text:style-name="T9">6</text:span>00 eur mesačne</text:p>
      <text:p text:style-name="P21"/>
      <text:p text:style-name="P21">Návratnosť: 2000 / (<text:span text:style-name="T9">6</text:span>00 - <text:span text:style-name="T9">2</text:span>80) = 7 mesiacov </text:p>
      <text:p text:style-name="P21"/>
      <text:p text:style-name="P21">Okrem investície do servera si bude prevádzka vyžadovať rezervy mien a to vo výške 2500 eur na menu - rezerva na 5 dní - čas potrebný na nákup ďalšej meny.</text:p>
      <text:p text:style-name="P21"/>
      <text:p text:style-name="P22">Celkové náklady na začiatok: 2000 + 3 * 2500 = 9500 eur</text:p>
      <text:p text:style-name="P22"/>
      <text:p text:style-name="P22"/>
      <text:h text:style-name="P27" text:outline-level="3">Konkurencia</text:h>
      <text:h text:style-name="P27" text:outline-level="3">simplecoin.eu</text:h>
      <text:p text:style-name="Text_20_body">ma 8 jazykov<text:span text:style-name="T8">ý</text:span>ch mut<text:span text:style-name="T8">á</text:span>ci<text:span text:style-name="T8">í</text:span>, medzi nimi aj slovensk<text:span text:style-name="T8">ú </text:span>a <text:span text:style-name="T8">č</text:span>esk<text:span text:style-name="T8">ú</text:span></text:p>
      <text:p text:style-name="Text_20_body"><text:bookmark text:name="user-content-udavane-parametre-zo-dna-26122020"/>Ud<text:span text:style-name="T8">á</text:span>van<text:span text:style-name="T8">é</text:span> parametre zo d<text:span text:style-name="T8">ň</text:span>a 26.12.2020:</text:p>
      <text:p text:style-name="Text_20_body"><text:bookmark text:name="user-content-2551-obchodov-za-poslednych-30-dni"/>2551 obchodov za posledn<text:span text:style-name="T8">ý</text:span>ch 30 dn<text:span text:style-name="T8">í</text:span></text:p>
      <text:p text:style-name="Text_20_body"><text:bookmark text:name="user-content-3348134-eur-objem-obchodov-za-poslednych-30-dni"/>3 348 134 EUR - objem obchodov za posledn<text:span text:style-name="T8">ý</text:span>ch 30 dn<text:span text:style-name="T8">í</text:span></text:p>
      <text:p text:style-name="P23"><text:bookmark text:name="user-content-pri-cene-btc-eur-2079728-simplecoin-ponuka-btc-eur-2130425--s-poplatkami-2155637-marza-24--resp-36-"/>pri cene BTC-EUR 20 797.28 simplecoin pon<text:span text:style-name="T8">ú</text:span>ka</text:p>
      <text:p text:style-name="P23"><text:tab/> <text:s/>BTC-EUR 21 304.25, </text:p>
      <text:p text:style-name="P23"><text:s text:c="10"/>s poplatkami 21 556.37 (mar<text:span text:style-name="T8">ž</text:span>a 2.4 % resp. 3.6 %)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paragraph-properties fo:text-align="center" style:justify-single-word="false"/>
      <style:text-properties style:font-name="Liberation Serif" fo:font-size="18pt" fo:font-weight="bold" officeooo:rsid="0009db2a" officeooo:paragraph-rsid="0009db2a" style:font-name-asian="Noto Serif CJK SC" style:font-size-asian="18pt" style:font-weight-asian="bold" style:font-name-complex="Lohit Devanagari" style:font-size-complex="18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h text:style-name="MP1" text:outline-level="2"><text:page-number text:select-page="current">5</text:page-number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2:36:03.904574721</meta:creation-date>
    <dc:date>2020-12-27T18:21:12.091497884</dc:date>
    <meta:editing-duration>PT34M35S</meta:editing-duration>
    <meta:editing-cycles>7</meta:editing-cycles>
    <meta:generator>LibreOffice/6.4.6.2$Linux_X86_64 LibreOffice_project/40$Build-2</meta:generator>
    <meta:document-statistic meta:table-count="0" meta:image-count="1" meta:object-count="0" meta:page-count="5" meta:paragraph-count="64" meta:word-count="498" meta:character-count="3509" meta:non-whitespace-character-count="3040"/>
  </office:meta>
</office:document-meta>
</file>